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5" style:family="paragraph" style:parent-style-name="Standard" style:list-style-name="L3">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7" style:family="paragraph" style:parent-style-name="Standard" style:list-style-name="L2">
      <style:paragraph-properties fo:text-align="start" style:justify-single-word="false"/>
      <style:text-properties fo:font-size="11pt"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margin-top="0cm" fo:margin-bottom="0cm" fo:text-align="start"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margin-top="0cm" fo:margin-bottom="0cm"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v Mjukvaruutveckling, Ht14.</text:p>
      <text:p text:style-name="P3"/>
      <text:p text:style-name="P1">Laboration 1</text:p>
      <text:p text:style-name="P1"/>
      <text:p text:style-name="P1">Uppgift 1C</text:p>
      <text:p text:style-name="P1"/>
      <text:p text:style-name="P10">Strategi</text:p>
      <text:list xml:id="list7400759891489955225" text:style-name="L2">
        <text:list-item>
          <text:p text:style-name="P7">Börja i god tid. </text:p>
        </text:list-item>
        <text:list-item>
          <text:p text:style-name="P7">Läs igenom <text:s/>uppgiften och reflektera över vad som ska göras.</text:p>
        </text:list-item>
        <text:list-item>
          <text:p text:style-name="P7">Utgå ifrån uteslutningsmetoden över vilka metoder och lösningar man kan använda sig utav.</text:p>
        </text:list-item>
        <text:list-item>
          <text:p text:style-name="P7">Skriv så mycket utav koden som möjligt utifrån eget kunnande.</text:p>
        </text:list-item>
        <text:list-item>
          <text:p text:style-name="P7">Felsök sedan med hjälp av internet och de kurslitteratur vi haft tillgång till sedan tidigare.</text:p>
        </text:list-item>
      </text:list>
      <text:p text:style-name="P6"/>
      <text:p text:style-name="P8">Delmoment</text:p>
      <text:list xml:id="list7470923456661585198" text:style-name="L3">
        <text:list-item>
          <text:p text:style-name="P5">Läs igenom instruktionerna – analysera problemet.</text:p>
        </text:list-item>
        <text:list-item>
          <text:p text:style-name="P5">Gör en grov skiss över hur problemet ska lösas.</text:p>
        </text:list-item>
        <text:list-item>
          <text:p text:style-name="P5">Kontrollera att de valda metoderna/satserna uppfyller kraven för uppgiften samt är kompatibla med varandra.</text:p>
        </text:list-item>
        <text:list-item>
          <text:p text:style-name="P5">Fundera över vilka fel som kan uppstå/osäkra moment och ta reda på lösningar till de problemen.</text:p>
        </text:list-item>
        <text:list-item>
          <text:p text:style-name="P5">Koda – Tänk på: Vilka variabler MÅSTE vara med. Skriv kommentarer. Undvik slarvfel. DRY. </text:p>
        </text:list-item>
        <text:list-item>
          <text:p text:style-name="P5">Eventuellt felsök.</text:p>
        </text:list-item>
        <text:list-item>
          <text:p text:style-name="P5">Reflektera.</text:p>
        </text:list-item>
      </text:list>
      <text:p text:style-name="P4"/>
      <text:p text:style-name="P9"><text:span text:style-name="T1">Planerad tid</text:span><text:span text:style-name="T2"> :<text:tab/></text:span>2h 30 min</text:p>
      <text:p text:style-name="P9"/>
      <text:p text:style-name="P9"><text:span text:style-name="T1">Praktisk tid</text:span> :<text:tab/>2h 30 min</text:p>
      <text:p text:style-name="P9"/>
      <text:p text:style-name="P11">Avvikelser från planeringen</text:p>
      <text:p text:style-name="P9">Ingen</text:p>
      <text:p text:style-name="P9"/>
      <text:p text:style-name="P11">Reflektioner</text:p>
      <text:p text:style-name="P9">Jag tänkte (åter igen) inte igenom min lösning innan jag började skriva koden och insåg till slut att jag var tvungen att börja om från början efter att halva min planerade tid redan hade gått åt. Innan dess f<text:span text:style-name="T2">örsökte jag tänka jag skriva min kod steg för steg och lösa ett problem i taget efter hand som de dök upp. Resultatet blev att sättet jag löst första halvan av uppgiften på inte var kompatibel med vad jag var tvungen att göra i andra halvan för att få önskat resultat.</text:span></text:p>
      <text:p text:style-name="P9"><text:span text:style-name="T2">Jag fastnade i en informations-sökning om hur man skulle kunna separera strängar utan att använda arrayer/listor eller andra metoder som automatiskt genererar en sådan. Är fortfarande inte säker på om uppgiften är godkänd då jag inte läser in heltalen i en enda sträng utan via en for-loop. Vet inte om en sådan klassas som en data-struktur på samma sätt som en array eller lista gör? Jag ser inte hur en for-loop skulle vara otillåten då jag inte kunde komma på något sätt att lösa uppgiften utan att använda en sådan.</text:span></text:p>
      <text:p text:style-name="P9"><text:span text:style-name="T2"/></text:p>
      <text:p text:style-name="P9"><text:span text:style-name="T2">Jag hakade upp mig på frasen ”data-struktur” då jag inte var (och fortfarande inte är) helt säker på vad detta innebär, men trots att jag lade ned ganska mycket tid på att ta reda på det så lyckades jag ändå få klart uppgiften inom tidsramen.</text:span></text:p>
      <text:p text:style-name="P12">Personligen tycker jag att instruktionerna kring hela uppgiften var vaga och luddiga vilket skapade stor förvirring. Det var mycket svårt att lösa problemet då man inte kunde avgöra vad som var tillåtet eller ej. Detta är självklart en väldigt bra erfarenhet att ha med sig ut i arbetslivet, där saker mycket sällan har klara direktiv, men om denna uppgift var tänkt som en fallgrop för att planeringen <text:span text:style-name="T3">skulle</text:span> fallera så känns det som ett väldigt osmidigt sätt att uppnå detta. </text:p>
      <text:p text:style-name="P12">Var uppgiften <text:span text:style-name="T3">inte</text:span> tänkt som en <text:span text:style-name="T4">fallgrop</text:span> så var instruktionerna väldigt dåligt skrivna.</text:p>
      <text:p text:style-name="P12"/>
      <text:p text:style-name="P12"><text:soft-page-break/>Mycket tid och energi gick åt till att försöka lista ut vad jag överhuvudtaget förväntades göra, något som i och för sig inte är fel att ta reda på, men en del av mitt problem var att jag försökte ta reda på det efter att jag redan börjat koda.</text:p>
      <text:p text:style-name="P12">Åter igen bortsåg jag från turordningen i min momentplan och även om tidsplanen inte överskreds så tror jag att det kunde gått fortare. </text:p>
      <text:p text:style-name="P9"/>
      <text:p text:style-name="P10">Tidslogg</text:p>
      <text:p text:style-name="P9">Mån 17/11<text:tab/>: 0h 30 min</text:p>
      <text:p text:style-name="P9">Tis 18/11<text:tab/>: 2 h<text:tab/>0m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19T11:57:43.34</meta:creation-date>
    <dc:date>2014-11-19T15:55:24.02</dc:date>
    <dc:creator>Carolina Skov Pedersen</dc:creator>
    <meta:editing-duration>PT3H57M36S</meta:editing-duration>
    <meta:editing-cycles>9</meta:editing-cycles>
    <meta:generator>OpenOffice/4.1.1$Win32 OpenOffice.org_project/411m6$Build-9775</meta:generator>
    <meta:document-statistic meta:table-count="0" meta:image-count="0" meta:object-count="0" meta:page-count="2" meta:paragraph-count="32" meta:word-count="554" meta:character-count="3146"/>
  </office:meta>
</office:document-meta>
</file>